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Noto Mono" officeooo:rsid="00235c76" officeooo:paragraph-rsid="00235c76"/>
    </style:style>
    <style:style style:name="P2" style:family="paragraph" style:parent-style-name="Standard">
      <style:text-properties style:font-name="Noto Mono" officeooo:rsid="00235c76" officeooo:paragraph-rsid="002e7c74"/>
    </style:style>
    <style:style style:name="P3" style:family="paragraph" style:parent-style-name="Standard">
      <style:text-properties style:font-name="Noto Mono" officeooo:rsid="002598fe" officeooo:paragraph-rsid="00235c76"/>
    </style:style>
    <style:style style:name="P4" style:family="paragraph" style:parent-style-name="Standard">
      <style:text-properties style:font-name="Noto Mono" officeooo:rsid="0025a803" officeooo:paragraph-rsid="0025a803"/>
    </style:style>
    <style:style style:name="P5" style:family="paragraph" style:parent-style-name="Standard">
      <style:text-properties style:font-name="Noto Mono" officeooo:rsid="00269335" officeooo:paragraph-rsid="00269335"/>
    </style:style>
    <style:style style:name="P6" style:family="paragraph" style:parent-style-name="Standard">
      <style:text-properties style:font-name="Noto Mono" officeooo:rsid="001da94a" officeooo:paragraph-rsid="001da94a"/>
    </style:style>
    <style:style style:name="P7" style:family="paragraph" style:parent-style-name="Standard">
      <style:text-properties style:font-name="Noto Mono" officeooo:rsid="00207e6d" officeooo:paragraph-rsid="00207e6d"/>
    </style:style>
    <style:style style:name="P8" style:family="paragraph" style:parent-style-name="Standard">
      <style:text-properties style:font-name="Noto Mono" officeooo:rsid="00207e6d" officeooo:paragraph-rsid="00235c76"/>
    </style:style>
    <style:style style:name="P9" style:family="paragraph" style:parent-style-name="Standard">
      <style:text-properties style:font-name="Noto Mono" officeooo:rsid="0022ee8d" officeooo:paragraph-rsid="00235c76"/>
    </style:style>
    <style:style style:name="P10" style:family="paragraph" style:parent-style-name="Standard">
      <style:text-properties style:font-name="Noto Mono" officeooo:rsid="00294e2f" officeooo:paragraph-rsid="00294e2f"/>
    </style:style>
    <style:style style:name="P11" style:family="paragraph" style:parent-style-name="Standard">
      <style:text-properties style:font-name="Noto Mono" officeooo:rsid="002a9d5b" officeooo:paragraph-rsid="002a9d5b"/>
    </style:style>
    <style:style style:name="P12" style:family="paragraph" style:parent-style-name="Standard">
      <style:text-properties style:font-name="Noto Mono" officeooo:rsid="002b59ee" officeooo:paragraph-rsid="00235c76"/>
    </style:style>
    <style:style style:name="P13" style:family="paragraph" style:parent-style-name="Standard">
      <style:text-properties style:font-name="Noto Mono" officeooo:rsid="002b59ee" officeooo:paragraph-rsid="002b59ee"/>
    </style:style>
    <style:style style:name="P14" style:family="paragraph" style:parent-style-name="Standard">
      <style:text-properties style:font-name="Noto Mono" officeooo:paragraph-rsid="002b59ee"/>
    </style:style>
    <style:style style:name="P15" style:family="paragraph" style:parent-style-name="Standard">
      <style:text-properties style:font-name="Noto Mono" officeooo:rsid="002d4f57" officeooo:paragraph-rsid="002d4f57"/>
    </style:style>
    <style:style style:name="P16" style:family="paragraph" style:parent-style-name="Standard">
      <style:text-properties style:font-name="Noto Mono" officeooo:rsid="002e7c74" officeooo:paragraph-rsid="002e7c74"/>
    </style:style>
    <style:style style:name="P17" style:family="paragraph" style:parent-style-name="Standard">
      <style:text-properties style:font-name="Noto Mono" officeooo:rsid="002ff0ff" officeooo:paragraph-rsid="002ff0ff"/>
    </style:style>
    <style:style style:name="P18" style:family="paragraph" style:parent-style-name="Standard">
      <style:text-properties style:font-name="Noto Mono" officeooo:rsid="0030e4ac" officeooo:paragraph-rsid="0030e4ac"/>
    </style:style>
    <style:style style:name="P19" style:family="paragraph" style:parent-style-name="Standard">
      <style:text-properties style:font-name="Noto Mono" officeooo:rsid="0032dea8" officeooo:paragraph-rsid="0032dea8"/>
    </style:style>
    <style:style style:name="P20" style:family="paragraph" style:parent-style-name="Standard">
      <style:text-properties style:font-name="Noto Mono" officeooo:rsid="002b59ee" officeooo:paragraph-rsid="002b59ee"/>
    </style:style>
    <style:style style:name="P21" style:family="paragraph" style:parent-style-name="Standard">
      <style:text-properties style:font-name="Noto Mono" officeooo:rsid="00235c76" officeooo:paragraph-rsid="00235c76"/>
    </style:style>
    <style:style style:name="P22" style:family="paragraph" style:parent-style-name="Standard">
      <style:text-properties style:font-name="Noto Mono" officeooo:rsid="00235c76" officeooo:paragraph-rsid="002a9d5b"/>
    </style:style>
    <style:style style:name="P23" style:family="paragraph" style:parent-style-name="Standard">
      <style:text-properties style:font-name="Noto Mono" officeooo:rsid="00235c76" officeooo:paragraph-rsid="00207e6d"/>
    </style:style>
    <style:style style:name="P24" style:family="paragraph" style:parent-style-name="Standard">
      <style:text-properties style:font-name="Noto Mono" officeooo:rsid="003372ce" officeooo:paragraph-rsid="003372ce"/>
    </style:style>
    <style:style style:name="P25" style:family="paragraph" style:parent-style-name="Standard">
      <style:text-properties style:font-name="Noto Mono" officeooo:rsid="003372ce" officeooo:paragraph-rsid="00243c6a"/>
    </style:style>
    <style:style style:name="P26" style:family="paragraph" style:parent-style-name="Standard">
      <style:text-properties style:font-name="Noto Mono" officeooo:rsid="002e7c74" officeooo:paragraph-rsid="002e7c74"/>
    </style:style>
    <style:style style:name="P27" style:family="paragraph" style:parent-style-name="Standard">
      <style:text-properties style:font-name="Noto Mono" officeooo:rsid="002e7c74" officeooo:paragraph-rsid="0033b51c"/>
    </style:style>
    <style:style style:name="P28" style:family="paragraph" style:parent-style-name="Standard">
      <style:text-properties style:font-name="Noto Mono" officeooo:rsid="0033b51c" officeooo:paragraph-rsid="0033b51c"/>
    </style:style>
    <style:style style:name="T1" style:family="text">
      <style:text-properties officeooo:rsid="001e9c20"/>
    </style:style>
    <style:style style:name="T2" style:family="text">
      <style:text-properties officeooo:rsid="001ea8fe"/>
    </style:style>
    <style:style style:name="T3" style:family="text">
      <style:text-properties officeooo:rsid="00235c76"/>
    </style:style>
    <style:style style:name="T4" style:family="text">
      <style:text-properties officeooo:rsid="00294e2f"/>
    </style:style>
    <style:style style:name="T5" style:family="text">
      <style:text-properties officeooo:rsid="002a9d5b"/>
    </style:style>
    <style:style style:name="T6" style:family="text">
      <style:text-properties officeooo:rsid="002d4f57"/>
    </style:style>
    <style:style style:name="T7" style:family="text">
      <style:text-properties officeooo:rsid="002e7c74"/>
    </style:style>
    <style:style style:name="T8" style:family="text">
      <style:text-properties officeooo:rsid="002ff0ff"/>
    </style:style>
    <style:style style:name="T9" style:family="text">
      <style:text-properties officeooo:rsid="0032dea8"/>
    </style:style>
    <style:style style:name="T10" style:family="text">
      <style:text-properties officeooo:rsid="003372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NZE 2 </text:p>
      <text:p text:style-name="P1"/>
      <text:p text:style-name="P1">2.1 Sollkonzept</text:p>
      <text:p text:style-name="P3"/>
      <text:p text:style-name="P4">Am Ende des Projekts soll eine Wlan-Verwaltung entstehen die von Lehrern und Admins benutzt werden kann.</text:p>
      <text:p text:style-name="P4">Lehrer können Schüler, in ihnen zugewiesenen Klassen, verwalten und ggf. der gesammten Klasse das Wlan sperren. Sowie neue Schüler für Klassen erstellen.</text:p>
      <text:p text:style-name="P5">Den Schülern kann individuell das Wlan entzogen/bewilligt werden.</text:p>
      <text:p text:style-name="P5"/>
      <text:p text:style-name="P4">Administratoren können wie Lehrer agieren, und haben noch zusätzlich die Berechtigung Klassen sowie Lehrer zu erstellen. <text:s/></text:p>
      <text:p text:style-name="P25"/>
      <text:p text:style-name="P2">2.2</text:p>
      <text:p text:style-name="P2">Ablaufplanung Software<text:span text:style-name="T4">-E</text:span>ntwicklungsmodell</text:p>
      <text:p text:style-name="P1"/>
      <text:p text:style-name="P15">Wir haben uns für das Wasserfallmodell entschieden, da die Anforderungen an das Projekt klar struktoriert sind und das Projekt in seinem Umfang eher durch die Planung von Agilen <text:span text:style-name="T7">Iterationen verzögert werden würde</text:span>.</text:p>
      <text:p text:style-name="P1"/>
      <text:p text:style-name="P16">Deswegen werden wir den kompletten Ablauf nach dem Wasserfall-Modell vollziehen.</text:p>
      <text:p text:style-name="P16"/>
      <text:p text:style-name="P28">In der Anforderungsanalyse werden wir die vom Kunden gewünchte Funktionen sammel und für die spätere entwicklung aufbereiten.</text:p>
      <text:p text:style-name="P28"/>
      <text:p text:style-name="P28">Danach Entwerfen wir anhand der Anforderungen einen Bauplan fürs Programm. Objekt- und Datenbankdiagramme sowie Wireframes werden erstellt.</text:p>
      <text:p text:style-name="P27"/>
      <text:p text:style-name="P28">In der Implementierung erstellen wir das Programm mit C# und Windows Forms unter verwendung der im Entwurf erstellten Diagramme.</text:p>
      <text:p text:style-name="P16"/>
      <text:p text:style-name="P16">Am Ende testen wir das Programm auf Richtig- und Vollständigkeit.</text:p>
      <text:p text:style-name="P16">Mehr dazu unter 2.7.</text:p>
      <text:p text:style-name="P16"/>
      <text:p text:style-name="P28">Nach der Prüfung übergeben wir dem Kunden das Programm und geben ggf. eine Schulung.</text:p>
      <text:p text:style-name="P28"/>
      <text:p text:style-name="P28">Eine Weiterentwicklung ist nicht geplant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"><text:soft-page-break/>2.3</text:p>
      <text:p text:style-name="P2">Ressourcenplanung</text:p>
      <text:p text:style-name="P1"/>
      <text:p text:style-name="P10">Unsere 2 Entwickler benötigen jeweils einen PC mit dem <text:span text:style-name="T5">die C# IDE von Microsoft, Visual Studio, verwendbar ist.</text:span></text:p>
      <text:p text:style-name="P11">Desweiteren musse eine SQL-Datenbank vorhanden sein.</text:p>
      <text:p text:style-name="P22"/>
      <text:p text:style-name="P1">2.5</text:p>
      <text:p text:style-name="P6">Projektkosten:</text:p>
      <text:p text:style-name="P6"/>
      <text:p text:style-name="P6">Das Projekt geht über 70h und benötigt nur Junior<text:span text:style-name="T2">en für die</text:span> Entwickl<text:span text:style-name="T2">ung </text:span>.</text:p>
      <text:p text:style-name="P6">Der Stundenlo<text:span text:style-name="T1">hn beträgt für unsere Rechnung <text:s/>25€ (dabei sind Arbeitssplatzkosten sowie Lizenzen eingerechnet). In der Projektkostenplanung sind aber auch Senior Entwickler, die eine beratende Rolle einnehmen, vorhanden die mit 50€ auf der Rechnung erscheinen.</text:span></text:p>
      <text:p text:style-name="P6"/>
      <text:p text:style-name="P7">[Projektkostentabelle hier einfügen]</text:p>
      <text:p text:style-name="P7"/>
      <text:p text:style-name="P23"/>
      <text:p text:style-name="P1">2.6</text:p>
      <text:p text:style-name="P1"/>
      <text:p text:style-name="P8"/>
      <text:p text:style-name="P8">Kapitalrückflussrechnung</text:p>
      <text:p text:style-name="P8"/>
      <text:p text:style-name="P9">Alte Szenarien:</text:p>
      <text:p text:style-name="P9">- Schüler fürs Wlan freischalten <text:tab/>: 10min</text:p>
      <text:p text:style-name="P9">- Schüler fürs Wlan sperren <text:s text:c="6"/><text:tab/>: <text:span text:style-name="T9">1</text:span>0min</text:p>
      <text:p text:style-name="P9"/>
      <text:p text:style-name="P9">Nach Weep:</text:p>
      <text:p text:style-name="P9">Initialer aufbau <text:s text:c="16"/><text:tab/>: 1h</text:p>
      <text:p text:style-name="P9">Initiale Schulung<text:tab/><text:tab/><text:tab/><text:tab/>: <text:span text:style-name="T9">1</text:span>h</text:p>
      <text:p text:style-name="P9"><text:span text:style-name="T3">Schüler fürs Wlan freischalten <text:tab/></text:span>: <text:span text:style-name="T3">1</text:span>min</text:p>
      <text:p text:style-name="P9">Schüler fürs Wlan sperren <text:s text:c="7"/><text:tab/>: <text:span text:style-name="T3">1</text:span>min</text:p>
      <text:p text:style-name="P9"/>
      <text:p text:style-name="P1">Kosten für Lehrpersonal im Jahr : 60000€ (vom Kunden gegeben)</text:p>
      <text:p text:style-name="P9"/>
      <text:p text:style-name="P17">Errechnung des Stundenlohns:</text:p>
      <text:p text:style-name="P17"><text:s/></text:p>
      <text:p text:style-name="P1">60000€/12M/4.3w*/<text:span text:style-name="T8">40h*</text:span>1.3 = <text:span text:style-name="T8">37.80€/h</text:span></text:p>
      <text:p text:style-name="P1"/>
      <text:p text:style-name="P18">Bei geschätzten 30 Schülern werden nun 30min anstatt insgesammt 300min pro Klasse benötigt, das wäre bei ungefähr 50 Klassen eine Zeitersparniss von 225h alleine bei der Registrierung.</text:p>
      <text:p text:style-name="P18"/>
      <text:p text:style-name="P18">Wir gehen desweiteren davon aus das jeder Schüler mindestens einmal gesperrt wird, das wären bei 1500 Schüler und eine Ersparniss von 9min insgesammt <text:span text:style-name="T9">225h aus.</text:span></text:p>
      <text:p text:style-name="P18"/>
      <text:p text:style-name="P19"><text:soft-page-break/>Jede Woche werden 2 Klausuren geschrieben welche dem Administrator gemeldet werden müssten, Zeitersparniss von 18min pro Woche bei 40 Schulwochen, also 12h im Jahr.</text:p>
      <text:p text:style-name="P19"/>
      <text:p text:style-name="P19">462 – Initialer Aufbau – Schulung = 460h</text:p>
      <text:p text:style-name="P19"/>
      <text:p text:style-name="Standard">460h <text:span text:style-name="T10">Arbetszeit </text:span><text:s/>im Jahr Kosten dem Staat <text:span text:style-name="T9">17388 €.</text:span></text:p>
      <text:p text:style-name="P1"/>
      <text:p text:style-name="P24">Amortitationsrechnung:</text:p>
      <text:p text:style-name="P24"/>
      <text:p text:style-name="P24">1925/17388 = 0,11</text:p>
      <text:p text:style-name="P24"/>
      <text:p text:style-name="P24">Somit rechnet sich das Programm schon innerhalb von 2 Monaten.</text:p>
      <text:p text:style-name="P1"/>
      <text:p text:style-name="P1"/>
      <text:p text:style-name="P1">2.7 QA</text:p>
      <text:p text:style-name="P12"/>
      <text:p text:style-name="P13">Da das Programm am Ende den Lehrern/Administratoren übergeben wird <text:s/>werden wir die Software durch einen Test-User testen lassen.</text:p>
      <text:p text:style-name="P13">Dieser wird typische Arbeitsfolgen im Programm verrichten und dabei Fehler notieren.</text:p>
      <text:p text:style-name="P13"/>
      <text:p text:style-name="P13">Desweiteren werden wir destruktive Testmethoden ausprobieren um die Stabilität der Software zu garantieren. Dabei versuchen wir durch absichtliche Fehlbenutzung das Programm abstürzen zu lassen.</text:p>
      <text:p text:style-name="P14"/>
      <text:p text:style-name="P13">Andere Test<text:span text:style-name="T6">s</text:span> wie Unit<text:span text:style-name="T6">-</text:span> oder Integrationstests werden bei diesem Projekt nicht durchgeführt, da der Projektumfang dafür nicht ausreicht <text:span text:style-name="T6">und eine Weiterentwicklung von Weep nicht gedacht ist.</text:span></text:p>
      <text:p text:style-name="P1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ans" fo:font-size="12pt" fo:language="de" fo:country="DE" style:letter-kerning="true" style:font-name-asian="Noto Sans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" fo:font-size="12pt" fo:language="de" fo:country="DE" style:letter-kerning="true" style:font-name-asian="Noto Sans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1" fo:font-family="'Noto Sans'" style:font-family-generic="swiss" style:font-pitch="variable" fo:font-size="14pt" style:font-name-asian="Noto Sans2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Noto Sans" fo:font-family="'Noto Sans'" style:font-family-generic="roman" style:font-pitch="variable" fo:font-size="14pt" fo:font-weight="bold" style:font-name-asian="Noto Sans2" style:font-family-asian="'Noto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09:27:15.894859424</meta:creation-date>
    <dc:date>2017-07-07T08:42:38.831524192</dc:date>
    <meta:editing-duration>PT19M12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3" meta:paragraph-count="53" meta:word-count="517" meta:character-count="3674" meta:non-whitespace-character-count="3163"/>
  </office:meta>
</office:document-meta>
</file>